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Source_Text"><text:span text:style-name="NormalTok">ToString</text:span>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Source_Text"><text:span text:style-name="KeywordTok">static</text:span>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41Z</meta:creation-date>
    <dc:date>2024-05-22T17:30:41Z</dc:date>
    <meta:user-defined meta:name="date" meta:value-type="string">May  22, 2024 (01:3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